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79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22.71pt"/>
    </style:style>
    <style:style style:name="co4" style:family="table-column">
      <style:table-column-properties fo:break-before="auto" style:column-width="28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67.05pt"/>
    </style:style>
    <style:style style:name="co7" style:family="table-column">
      <style:table-column-properties fo:break-before="auto" style:column-width="116.59pt"/>
    </style:style>
    <style:style style:name="ro1" style:family="table-row">
      <style:table-row-properties style:row-height="10.46pt" fo:break-before="auto" style:use-optimal-row-height="true"/>
    </style:style>
    <style:style style:name="ro2" style:family="table-row">
      <style:table-row-properties style:row-height="11.9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3" table:default-cell-style-name="ce5"/>
        <table:table-column table:style-name="co3" table:number-columns-repeated="2" table:default-cell-style-name="ce1"/>
        <table:table-column table:style-name="co3" table:default-cell-style-name="ce8"/>
        <table:table-column table:style-name="co3" table:number-columns-repeated="49" table:default-cell-style-name="ce1"/>
        <table:table-column table:style-name="co4" table:number-columns-repeated="7" table:default-cell-style-name="ce1"/>
        <table:table-column table:style-name="co5" table:number-columns-repeated="959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swamp_palace</text:p>
          </table:table-cell>
          <table:table-cell table:number-columns-repeated="3"/>
          <table:table-cell office:value-type="string" calcext:value-type="string">
            <text:p>desert_palace</text:p>
          </table:table-cell>
          <table:table-cell table:number-columns-repeated="3"/>
          <table:table-cell office:value-type="string" calcext:value-type="string">
            <text:p>ganons_tower</text:p>
          </table:table-cell>
          <table:table-cell table:number-columns-repeated="3"/>
          <table:table-cell office:value-type="string" calcext:value-type="string">
            <text:p>ice_palace</text:p>
          </table:table-cell>
          <table:table-cell table:number-columns-repeated="3"/>
          <table:table-cell office:value-type="string" calcext:value-type="string">
            <text:p>misery_mire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3"/>
          <table:table-cell office:value-type="string" calcext:value-type="string">
            <text:p>hyrule_castle</text:p>
          </table:table-cell>
          <table:table-cell table:number-columns-repeated="3"/>
          <table:table-cell office:value-type="string" calcext:value-type="string">
            <text:p>turtle_rock</text:p>
          </table:table-cell>
          <table:table-cell table:number-columns-repeated="3"/>
          <table:table-cell office:value-type="string" calcext:value-type="string">
            <text:p>skulle_woods</text:p>
          </table:table-cell>
          <table:table-cell table:number-columns-repeated="3"/>
          <table:table-cell office:value-type="string" calcext:value-type="string">
            <text:p>dark_palace</text:p>
          </table:table-cell>
          <table:table-cell table:number-columns-repeated="3"/>
          <table:table-cell office:value-type="string" calcext:value-type="string">
            <text:p>thieves_town</text:p>
          </table:table-cell>
          <table:table-cell table:number-columns-repeated="3"/>
          <table:table-cell office:value-type="string" calcext:value-type="string">
            <text:p>eastern_palace</text:p>
          </table:table-cell>
          <table:table-cell table:number-columns-repeated="3"/>
          <table:table-cell office:value-type="string" calcext:value-type="string">
            <text:p>tower_of_hera</text:p>
          </table:table-cell>
          <table:table-cell table:number-columns-repeated="3"/>
          <table:table-cell office:value-type="string" calcext:value-type="string">
            <text:p>hyrule_castle_cellar</text:p>
          </table:table-cell>
          <table:table-cell table:number-columns-repeated="966"/>
        </table:table-row>
        <table:table-row table:style-name="ro2">
          <table:table-cell table:number-columns-repeated="2"/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Ganon</text:p>
          </table:table-cell>
          <table:table-cell table:number-columns-repeated="3"/>
          <table:table-cell office:value-type="string" calcext:value-type="string">
            <text:p>Ice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Cave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smmothbrick</text:p>
          </table:table-cell>
          <table:table-cell table:number-columns-repeated="96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in.1</text:p>
          </table:table-cell>
          <table:table-cell table:number-columns-repeated="3"/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9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in.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table:number-columns-repeated="9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in.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104" calcext:value-type="float">
            <text:p>104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table:number-columns-repeated="96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in.4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144" calcext:value-type="float">
            <text:p>144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369" calcext:value-type="float">
            <text:p>136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table:number-columns-repeated="9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ain.5</text:p>
          </table:table-cell>
          <table:table-cell table:style-name="ce2" table:number-columns-repeated="3"/>
          <table:table-cell table:style-name="ce6" office:value-type="float" office:value="160" calcext:value-type="float">
            <text:p>16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92" calcext:value-type="float">
            <text:p>192</text:p>
          </table:table-cell>
          <table:table-cell table:style-name="ce9"/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44" calcext:value-type="float">
            <text:p>144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number-columns-repeated="2" table:style-name="ce2" office:value-type="float" office:value="248" calcext:value-type="float">
            <text:p>248</text:p>
          </table:table-cell>
          <table:table-cell table:style-name="ce2"/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216" calcext:value-type="float">
            <text:p>216</text:p>
          </table:table-cell>
          <table:table-cell table:style-name="ce2" office:value-type="float" office:value="168" calcext:value-type="float">
            <text:p>168</text:p>
          </table:table-cell>
          <table:table-cell table:style-name="ce2"/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36" calcext:value-type="float">
            <text:p>136</text:p>
          </table:table-cell>
          <table:table-cell table:style-name="ce2"/>
          <table:table-cell table:number-columns-repeated="3" table:style-name="ce2" office:value-type="float" office:value="200" calcext:value-type="float">
            <text:p>200</text:p>
          </table:table-cell>
          <table:table-cell table:style-name="ce2"/>
          <table:table-cell table:number-columns-repeated="2" table:style-name="ce2" office:value-type="float" office:value="184" calcext:value-type="float">
            <text:p>184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92" calcext:value-type="float">
            <text:p>192</text:p>
          </table:table-cell>
          <table:table-cell table:style-name="ce2" table:number-columns-repeated="9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Fill.1</text:p>
          </table:table-cell>
          <table:table-cell table:style-name="ce3" table:number-columns-repeated="3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float" office:value="72" calcext:value-type="float">
            <text:p>72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52" calcext:value-type="float">
            <text:p>152</text:p>
          </table:table-cell>
          <table:table-cell table:style-name="ce3"/>
          <table:table-cell table:style-name="ce3" office:value-type="float" office:value="88" calcext:value-type="float">
            <text:p>8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43" calcext:value-type="float">
            <text:p>43</text:p>
          </table:table-cell>
          <table:table-cell table:style-name="ce3"/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6" calcext:value-type="float">
            <text:p>56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80" calcext:value-type="float">
            <text:p>80</text:p>
          </table:table-cell>
          <table:table-cell table:style-name="ce3"/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72" calcext:value-type="float">
            <text:p>72</text:p>
          </table:table-cell>
          <table:table-cell table:style-name="ce3"/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number-columns-repeated="9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ill.2</text:p>
          </table:table-cell>
          <table:table-cell table:style-name="ce2" table:number-columns-repeated="3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68" calcext:value-type="float">
            <text:p>168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59" calcext:value-type="float">
            <text:p>59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67" calcext:value-type="float">
            <text:p>6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964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Accent.1.1</text:p>
          </table:table-cell>
          <table:table-cell table:style-name="ce3" table:number-columns-repeated="3"/>
          <table:table-cell table:style-name="ce7" office:value-type="float" office:value="72" calcext:value-type="float">
            <text:p>72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10"/>
          <table:table-cell table:style-name="ce3" office:value-type="float" office:value="72" calcext:value-type="float">
            <text:p>7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72" calcext:value-type="float">
            <text:p>72</text:p>
          </table:table-cell>
          <table:table-cell table:style-name="ce3"/>
          <table:table-cell table:number-columns-repeated="2" table:style-name="ce3" office:value-type="float" office:value="88" calcext:value-type="float">
            <text:p>88</text:p>
          </table:table-cell>
          <table:table-cell table:style-name="ce3" office:value-type="float" office:value="96" calcext:value-type="float">
            <text:p>96</text:p>
          </table:table-cell>
          <table:table-cell table:style-name="ce3"/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184" calcext:value-type="float">
            <text:p>184</text:p>
          </table:table-cell>
          <table:table-cell table:style-name="ce3"/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float" office:value="88" calcext:value-type="float">
            <text:p>8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number-columns-repeated="2" table:style-name="ce3" office:value-type="float" office:value="80" calcext:value-type="float">
            <text:p>80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80" calcext:value-type="float">
            <text:p>80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number-columns-repeated="2" table:style-name="ce3" office:value-type="float" office:value="72" calcext:value-type="float">
            <text:p>72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number-columns-repeated="2" table:style-name="ce3" office:value-type="float" office:value="72" calcext:value-type="float">
            <text:p>72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style-name="ce7" office:value-type="float" office:value="72" calcext:value-type="float">
            <text:p>72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 table:number-columns-repeated="964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ccent.1.2</text:p>
          </table:table-cell>
          <table:table-cell table:style-name="ce2" table:number-columns-repeated="3"/>
          <table:table-cell table:style-name="ce6" office:value-type="float" office:value="95" calcext:value-type="float">
            <text:p>95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9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24" calcext:value-type="float">
            <text:p>224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96" calcext:value-type="float">
            <text:p>96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6" office:value-type="float" office:value="95" calcext:value-type="float">
            <text:p>95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2" table:number-columns-repeated="9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ent.2.1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32" calcext:value-type="float">
            <text:p>32</text:p>
          </table:table-cell>
          <table:table-cell table:number-columns-repeated="2" office:value-type="float" office:value="184" calcext:value-type="float">
            <text:p>184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3"/>
          <table:table-cell office:value-type="float" office:value="168" calcext:value-type="float">
            <text:p>168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6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ccent.2.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0" calcext:value-type="float">
            <text:p>40</text:p>
          </table:table-cell>
          <table:table-cell table:style-name="ce6"/>
          <table:table-cell table:style-name="ce2" table:number-columns-repeated="2"/>
          <table:table-cell table:style-name="ce9"/>
          <table:table-cell table:style-name="ce2" table:number-columns-repeated="8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24" calcext:value-type="float">
            <text:p>224</text:p>
          </table:table-cell>
          <table:table-cell table:style-name="ce2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60" calcext:value-type="float">
            <text:p>16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9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number-columns-repeated="13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60" calcext:value-type="float">
            <text:p>160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60" calcext:value-type="float">
            <text:p>16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96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Accent.3.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32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number-columns-repeated="98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ccent.3.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52" calcext:value-type="float">
            <text:p>152</text:p>
          </table:table-cell>
          <table:table-cell table:style-name="ce2" table:number-columns-repeated="3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number-columns-repeated="98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loor.1.low.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table:number-columns-repeated="96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loor.1.low.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80" calcext:value-type="float">
            <text:p>80</text:p>
          </table:table-cell>
          <table:table-cell table:style-name="ce4" table:number-columns-repeated="2"/>
          <table:table-cell table:number-columns-repeated="96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loor.1.low.3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number-columns-repeated="96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loor.1.high.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table:number-columns-repeated="96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loor.1.high.2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number-columns-repeated="96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Floor.1.high.3</text:p>
          </table:table-cell>
          <table:table-cell table:style-name="ce2" table:number-columns-repeated="3"/>
          <table:table-cell table:style-name="ce6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9"/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4" calcext:value-type="float">
            <text:p>184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96" calcext:value-type="float">
            <text:p>96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number-columns-repeated="96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loor.2.low.1</text:p>
          </table:table-cell>
          <table:table-cell table:number-columns-repeated="11"/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97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loor.2.low.2</text:p>
          </table:table-cell>
          <table:table-cell table:number-columns-repeated="11"/>
          <table:table-cell office:value-type="float" office:value="104" calcext:value-type="float">
            <text:p>10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97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loor.2.low.3</text:p>
          </table:table-cell>
          <table:table-cell table:number-columns-repeated="11"/>
          <table:table-cell office:value-type="float" office:value="120" calcext:value-type="float">
            <text:p>120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number-columns-repeated="97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loor.2.high.1</text:p>
          </table:table-cell>
          <table:table-cell table:number-columns-repeated="11"/>
          <table:table-cell office:value-type="float" office:value="104" calcext:value-type="float">
            <text:p>10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97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loor.2.high.2</text:p>
          </table:table-cell>
          <table:table-cell table:number-columns-repeated="11"/>
          <table:table-cell office:value-type="float" office:value="126" calcext:value-type="float">
            <text:p>126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number-columns-repeated="97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Floor.2.high.3</text:p>
          </table:table-cell>
          <table:table-cell table:style-name="ce2" table:number-columns-repeated="3"/>
          <table:table-cell table:style-name="ce6"/>
          <table:table-cell table:style-name="ce2" table:number-columns-repeated="2"/>
          <table:table-cell table:style-name="ce9"/>
          <table:table-cell table:style-name="ce2" table:number-columns-repeated="4"/>
          <table:table-cell table:style-name="ce2" office:value-type="float" office:value="148" calcext:value-type="float">
            <text:p>148</text:p>
          </table:table-cell>
          <table:table-cell table:number-columns-repeated="2" table:style-name="ce2" office:value-type="float" office:value="72" calcext:value-type="float">
            <text:p>72</text:p>
          </table:table-cell>
          <table:table-cell table:style-name="ce2" table:number-columns-repeated="9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number-columns-repeated="2" table:style-name="ce2" office:value-type="float" office:value="104" calcext:value-type="float">
            <text:p>104</text:p>
          </table:table-cell>
          <table:table-cell table:style-name="ce2" table:number-columns-repeated="9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97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Floor.3.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80" calcext:value-type="float">
            <text:p>80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40" calcext:value-type="float">
            <text:p>4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8"/>
          <table:table-cell table:number-columns-repeated="963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Floor.3.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96" calcext:value-type="float">
            <text:p>96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style-name="ce8"/>
          <table:table-cell table:number-columns-repeated="963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Floor.3.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3" office:value-type="float" office:value="112" calcext:value-type="float">
            <text:p>112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" office:value-type="float" office:value="55" calcext:value-type="float">
            <text:p>5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80" calcext:value-type="float">
            <text:p>8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5"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style-name="ce8"/>
          <table:table-cell table:number-columns-repeated="963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Floor.3.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128" calcext:value-type="float">
            <text:p>128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96" calcext:value-type="float">
            <text:p>9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5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style-name="ce8"/>
          <table:table-cell table:number-columns-repeated="963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Floor.3.5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2" office:value-type="float" office:value="184" calcext:value-type="float">
            <text:p>18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136" calcext:value-type="float">
            <text:p>13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3" office:value-type="float" office:value="197" calcext:value-type="float">
            <text:p>197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136" calcext:value-type="float">
            <text:p>13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3" office:value-type="float" office:value="152" calcext:value-type="float">
            <text:p>1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5"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style-name="ce8"/>
          <table:table-cell table:number-columns-repeated="963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Floor.3.6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/>
          <table:table-cell table:number-columns-repeated="2" office:value-type="float" office:value="232" calcext:value-type="float">
            <text:p>232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 office:value-type="float" office:value="208" calcext:value-type="float">
            <text:p>20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/>
          <table:table-cell table:number-columns-repeated="3" office:value-type="float" office:value="224" calcext:value-type="float">
            <text:p>224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 office:value-type="float" office:value="208" calcext:value-type="float">
            <text:p>20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/>
          <table:table-cell table:number-columns-repeated="3" office:value-type="float" office:value="208" calcext:value-type="float">
            <text:p>20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5"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table:style-name="ce8"/>
          <table:table-cell table:number-columns-repeated="963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Floor.3.7</text:p>
          </table:table-cell>
          <table:table-cell table:style-name="ce2" table:number-columns-repeated="3"/>
          <table:table-cell table:style-name="ce6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9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style-name="ce6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9"/>
          <table:table-cell table:style-name="ce2" table:number-columns-repeated="96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Carpet.1</text:p>
          </table:table-cell>
          <table:table-cell table:style-name="ce3" table:number-columns-repeated="3"/>
          <table:table-cell table:style-name="ce7" office:value-type="float" office:value="40" calcext:value-type="float">
            <text:p>4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0" calcext:value-type="float">
            <text:p>40</text:p>
          </table:table-cell>
          <table:table-cell table:style-name="ce10"/>
          <table:table-cell table:number-columns-repeated="2"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style-name="ce3"/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24" calcext:value-type="float">
            <text:p>224</text:p>
          </table:table-cell>
          <table:table-cell table:style-name="ce3"/>
          <table:table-cell table:style-name="ce3" office:value-type="float" office:value="57" calcext:value-type="float">
            <text:p>5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style-name="ce3" office:value-type="float" office:value="107" calcext:value-type="float">
            <text:p>107</text:p>
          </table:table-cell>
          <table:table-cell table:number-columns-repeated="2" table:style-name="ce3" office:value-type="float" office:value="49" calcext:value-type="float">
            <text:p>49</text:p>
          </table:table-cell>
          <table:table-cell table:style-name="ce3"/>
          <table:table-cell table:style-name="ce3" office:value-type="float" office:value="107" calcext:value-type="float">
            <text:p>107</text:p>
          </table:table-cell>
          <table:table-cell table:number-columns-repeated="2" table:style-name="ce3" office:value-type="float" office:value="49" calcext:value-type="float">
            <text:p>49</text:p>
          </table:table-cell>
          <table:table-cell table:style-name="ce3"/>
          <table:table-cell table:number-columns-repeated="2" table:style-name="ce3" office:value-type="float" office:value="64" calcext:value-type="float">
            <text:p>64</text:p>
          </table:table-cell>
          <table:table-cell table:style-name="ce3" office:value-type="float" office:value="96" calcext:value-type="float">
            <text:p>9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56" calcext:value-type="float">
            <text:p>56</text:p>
          </table:table-cell>
          <table:table-cell table:style-name="ce3"/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number-columns-repeated="5"/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96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ce.1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ce.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ce.3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nd.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Sand.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6" calcext:value-type="float">
            <text:p>56</text:p>
          </table:table-cell>
          <table:table-cell table:style-name="ce6"/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stage_big.1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36" calcext:value-type="float">
            <text:p>136</text:p>
          </table:table-cell>
          <table:table-cell table:number-columns-repeated="44"/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table:number-columns-repeated="96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tage_big.2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76" calcext:value-type="float">
            <text:p>176</text:p>
          </table:table-cell>
          <table:table-cell table:number-columns-repeated="44"/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184" calcext:value-type="float">
            <text:p>184</text:p>
          </table:table-cell>
          <table:table-cell table:number-columns-repeated="96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tage_big.3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204" calcext:value-type="float">
            <text:p>204</text:p>
          </table:table-cell>
          <table:table-cell table:number-columns-repeated="44"/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table:number-columns-repeated="96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tage_big_carpet.1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table:number-columns-repeated="44"/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table:number-columns-repeated="96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stage_big_carpet.2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192" calcext:value-type="float">
            <text:p>192</text:p>
          </table:table-cell>
          <table:table-cell table:number-columns-repeated="43"/>
          <table:table-cell office:value-type="string" calcext:value-type="string">
            <text:p><text:s/>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table:number-columns-repeated="968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stage_big_carpet.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00" calcext:value-type="float">
            <text:p>200</text:p>
          </table:table-cell>
          <table:table-cell table:style-name="ce6"/>
          <table:table-cell table:style-name="ce2" table:number-columns-repeated="2"/>
          <table:table-cell table:style-name="ce9"/>
          <table:table-cell table:style-name="ce2" table:number-columns-repeated="40"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number-columns-repeated="968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ouse.fix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0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99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isery.mire.fix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4"/>
          <table:table-cell table:number-columns-repeated="12"/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table:number-columns-repeated="1000"/>
        </table:table-row>
        <table:table-row table:style-name="ro1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float" office:value="340" calcext:value-type="float">
            <text:p>340</text:p>
          </table:table-cell>
          <table:table-cell/>
        </table:table-row>
        <table:table-row table:style-name="ro3">
          <table:table-cell office:value-type="float" office:value="101" calcext:value-type="float">
            <text:p>101</text:p>
          </table:table-cell>
          <table:table-cell/>
        </table:table-row>
        <table:table-row table:style-name="ro3">
          <table:table-cell table:formula="of:=[.A1]/[.A2]" office:value-type="float" office:value="3.36633663366337" calcext:value-type="float">
            <text:p>3.36633663366337</text:p>
          </table:table-cell>
          <table:table-cell table:formula="of:=[.A3]*331" office:value-type="float" office:value="1114.25742574257" calcext:value-type="float">
            <text:p>1114.25742574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2:46:00.2143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27:51.843000000</meta:creation-date>
    <dc:date>2016-11-03T16:01:09.546376000</dc:date>
    <meta:editing-duration>PT7H36M13S</meta:editing-duration>
    <meta:editing-cycles>5</meta:editing-cycles>
    <meta:generator>LibreOffice_Vanilla/5.2.1.4$MacOSX_X86_64 LibreOffice_project/e145cf15d1b452e575867b990095d176cf53383c</meta:generator>
    <meta:document-statistic meta:table-count="2" meta:cell-count="1309" meta:object-count="0"/>
  </office:meta>
</office:document-meta>
</file>